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58mm"/>
    </style:style>
    <style:style style:name="co3" style:family="table-column">
      <style:table-column-properties fo:break-before="auto" style:column-width="35.44mm"/>
    </style:style>
    <style:style style:name="co4" style:family="table-column">
      <style:table-column-properties fo:break-before="auto" style:column-width="143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6e64c" fo:border-left="3pt solid #000000" fo:border-right="none" fo:border-top="3pt solid #000000"/>
    </style:style>
    <style:style style:name="ce2" style:family="table-cell" style:parent-style-name="Default">
      <style:table-cell-properties fo:border-bottom="none" fo:background-color="#e6e64c" fo:border-left="3pt solid #000000" fo:border-right="none" fo:border-top="none"/>
    </style:style>
    <style:style style:name="ce3" style:family="table-cell" style:parent-style-name="Default">
      <style:table-cell-properties fo:border-bottom="3pt solid #000000" fo:background-color="#e6e64c" fo:border-left="3pt solid #000000" fo:border-right="none" fo:border-top="none"/>
    </style:style>
    <style:style style:name="ce4" style:family="table-cell" style:parent-style-name="Default">
      <style:table-cell-properties fo:border-bottom="none" fo:background-color="#e6e64c" fo:border-left="none" fo:border-right="none" fo:border-top="3pt solid #000000"/>
    </style:style>
    <style:style style:name="ce5" style:family="table-cell" style:parent-style-name="Default">
      <style:table-cell-properties fo:background-color="#e6e64c"/>
    </style:style>
    <style:style style:name="ce6" style:family="table-cell" style:parent-style-name="Default">
      <style:table-cell-properties fo:border-bottom="3pt solid #000000" fo:background-color="#e6e64c" fo:border-left="none" fo:border-right="none" fo:border-top="none"/>
    </style:style>
    <style:style style:name="ce7" style:family="table-cell" style:parent-style-name="Default">
      <style:table-cell-properties fo:border-bottom="none" fo:background-color="#e6e64c" fo:border-left="none" fo:border-right="3pt solid #000000" fo:border-top="3pt solid #000000"/>
    </style:style>
    <style:style style:name="ce8" style:family="table-cell" style:parent-style-name="Default">
      <style:table-cell-properties fo:border-bottom="none" fo:background-color="#e6e64c" fo:border-left="none" fo:border-right="3pt solid #000000" fo:border-top="none"/>
    </style:style>
    <style:style style:name="ce9" style:family="table-cell" style:parent-style-name="Default">
      <style:table-cell-properties fo:border-bottom="3pt solid #000000" fo:background-color="#e6e64c" fo:border-left="none" fo:border-right="3pt solid #000000" fo:border-top="none"/>
    </style:style>
    <style:style style:name="ce10" style:family="table-cell" style:parent-style-name="Default">
      <style:table-cell-properties fo:background-color="#00ffff" fo:border="3pt solid #0099ff"/>
    </style:style>
    <style:style style:name="ce11" style:family="table-cell" style:parent-style-name="Default">
      <style:table-cell-properties fo:background-color="#00ffff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svImportButton" form:control-implementation="ooo:com.sun.star.form.component.CommandButton" xml:id="control1" form:id="control1" form:label="CSV Impor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1"/>
        </table:shapes>
        <table:table-column table:style-name="co1" table:number-columns-repeated="10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7"/>
          <table:table-cell table:number-columns-repeated="5"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8"/>
          <table:table-cell table:number-columns-repeated="5"/>
        </table:table-row>
        <table:table-row table:style-name="ro1">
          <table:table-cell table:style-name="ce2"/>
          <table:table-cell table:style-name="ce5" table:number-columns-repeated="3"/>
          <table:table-cell table:style-name="ce8"/>
          <table:table-cell office:value-type="string" calcext:value-type="string">
            <text:p>Push button, New Book created. It’s CSV imported.</text:p>
          </table:table-cell>
          <table:table-cell table:number-columns-repeated="4"/>
        </table:table-row>
        <table:table-row table:style-name="ro1" table:number-rows-repeated="2">
          <table:table-cell table:style-name="ce2"/>
          <table:table-cell table:style-name="ce5" table:number-columns-repeated="3"/>
          <table:table-cell table:style-name="ce8"/>
          <table:table-cell table:number-columns-repeated="5"/>
        </table:table-row>
        <table:table-row table:style-name="ro1">
          <table:table-cell table:style-name="ce3"/>
          <table:table-cell table:style-name="ce6" table:number-columns-repeated="3"/>
          <table:table-cell table:style-name="ce9"/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Folder Path (フォルダーパス)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信頼のおけるフォルダー</text:p>
          </table:table-cell>
          <table:table-cell/>
          <table:table-cell table:style-name="ce10" office:value-type="string" calcext:value-type="string">
            <text:p>C:\Users\Takahashi\Documents\muzudho\Unity\KifuwarabeFighter2\KifuwarabeFighter2\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File Name (ファイル名)</text:p>
          </table:table-cell>
          <table:table-cell table:number-columns-repeated="3"/>
          <table:table-cell office:value-type="string" calcext:value-type="string">
            <text:p>Sheet Name (シート名)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parameters.csv</text:p>
          </table:table-cell>
          <table:table-cell table:number-columns-repeated="3"/>
          <table:table-cell table:style-name="ce11" office:value-type="string" calcext:value-type="string">
            <text:p>parameter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parameters_def.csv</text:p>
          </table:table-cell>
          <table:table-cell table:number-columns-repeated="3"/>
          <table:table-cell table:style-name="ce11" office:value-type="string" calcext:value-type="string">
            <text:p>parameters_def</text:p>
          </table:table-cell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layers.csv</text:p>
          </table:table-cell>
          <table:table-cell table:number-columns-repeated="3"/>
          <table:table-cell table:style-name="ce11" office:value-type="string" calcext:value-type="string">
            <text:p>layer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layers_def.csv</text:p>
          </table:table-cell>
          <table:table-cell table:number-columns-repeated="3"/>
          <table:table-cell table:style-name="ce11" office:value-type="string" calcext:value-type="string">
            <text:p>layers_def</text:p>
          </table:table-cell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stateMachines.csv</text:p>
          </table:table-cell>
          <table:table-cell table:number-columns-repeated="3"/>
          <table:table-cell table:style-name="ce11" office:value-type="string" calcext:value-type="string">
            <text:p>stateMachine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stateMachines_def.csv</text:p>
          </table:table-cell>
          <table:table-cell table:number-columns-repeated="3"/>
          <table:table-cell table:style-name="ce11" office:value-type="string" calcext:value-type="string">
            <text:p>stateMachines_def</text:p>
          </table:table-cell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states.csv</text:p>
          </table:table-cell>
          <table:table-cell table:number-columns-repeated="3"/>
          <table:table-cell table:style-name="ce11" office:value-type="string" calcext:value-type="string">
            <text:p>state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states_def.csv</text:p>
          </table:table-cell>
          <table:table-cell table:number-columns-repeated="3"/>
          <table:table-cell table:style-name="ce11" office:value-type="string" calcext:value-type="string">
            <text:p>states_def</text:p>
          </table:table-cell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transitions.csv</text:p>
          </table:table-cell>
          <table:table-cell table:number-columns-repeated="3"/>
          <table:table-cell table:style-name="ce11" office:value-type="string" calcext:value-type="string">
            <text:p>trans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transitions_def.csv</text:p>
          </table:table-cell>
          <table:table-cell table:number-columns-repeated="3"/>
          <table:table-cell table:style-name="ce11" office:value-type="string" calcext:value-type="string">
            <text:p>transitions_def</text:p>
          </table:table-cell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conditions.csv</text:p>
          </table:table-cell>
          <table:table-cell table:number-columns-repeated="3"/>
          <table:table-cell table:style-name="ce11" office:value-type="string" calcext:value-type="string">
            <text:p>cond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conditions_def.csv</text:p>
          </table:table-cell>
          <table:table-cell table:number-columns-repeated="3"/>
          <table:table-cell table:style-name="ce11" office:value-type="string" calcext:value-type="string">
            <text:p>conditions_def</text:p>
          </table:table-cell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positions.csv</text:p>
          </table:table-cell>
          <table:table-cell table:number-columns-repeated="3"/>
          <table:table-cell table:style-name="ce11" office:value-type="string" calcext:value-type="string">
            <text:p>pos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positions_def.csv</text:p>
          </table:table-cell>
          <table:table-cell table:number-columns-repeated="3"/>
          <table:table-cell table:style-name="ce11" office:value-type="string" calcext:value-type="string">
            <text:p>positions_def</text:p>
          </table:table-cell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2"/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7"/>
          <table:table-cell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2"/>
          <table:table-cell table:style-name="ce5" table:number-columns-repeated="3"/>
          <table:table-cell table:style-name="ce8"/>
          <table:table-cell office:value-type="string" calcext:value-type="string">
            <text:p>Push button, New Book created. It’s CSV imported.</text:p>
          </table:table-cell>
        </table:table-row>
        <table:table-row table:style-name="ro1" table:number-rows-repeated="2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3"/>
          <table:table-cell table:style-name="ce6" table:number-columns-repeated="3"/>
          <table:table-cell table:style-name="ce9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older Path (フォルダーパス)</text:p>
          </table:table-cell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フォルダー</text:p>
          </table:table-cell>
          <table:table-cell/>
          <table:table-cell table:style-name="ce10" office:value-type="string" calcext:value-type="string">
            <text:p>C:\Users\Takahashi\Documents\muzudho\Unity\KifuwarabeFighter2\KifuwarabeFighter2\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ファイル</text:p>
          </table:table-cell>
          <table:table-cell/>
          <table:table-cell table:style-name="ce10" office:value-type="string" calcext:value-type="string">
            <text:p>AnimationControllerData.ods</text:p>
          </table:table-cell>
        </table:table-row>
        <table:table-row table:style-name="ro1">
          <table:table-cell/>
          <table:table-cell office:value-type="string" calcext:value-type="string">
            <text:p>OutputFile</text:p>
          </table:table-cell>
          <table:table-cell/>
          <table:table-cell office:value-type="string" calcext:value-type="string">
            <text:p>出力先</text:p>
          </table:table-cell>
          <table:table-cell/>
          <table:table-cell table:style-name="ce11" office:value-type="string" calcext:value-type="string">
            <text:p>AnimationControllerView.od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heet Name (シート名)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1" office:value-type="string" calcext:value-type="string">
            <text:p>paramet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1" office:value-type="string" calcext:value-type="string">
            <text:p>lay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1" office:value-type="string" calcext:value-type="string">
            <text:p>stateMachin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1" office:value-type="string" calcext:value-type="string">
            <text:p>sta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1" office:value-type="string" calcext:value-type="string">
            <text:p>tran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1" office:value-type="string" calcext:value-type="string">
            <text:p>cond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1" office:value-type="string" calcext:value-type="string">
            <text:p>positions</text:p>
          </table:table-cell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3"/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7"/>
          <table:table-cell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2"/>
          <table:table-cell table:style-name="ce5" table:number-columns-repeated="3"/>
          <table:table-cell table:style-name="ce8"/>
          <table:table-cell office:value-type="string" calcext:value-type="string">
            <text:p>Push button, New Book created. It’s CSV for update request.</text:p>
          </table:table-cell>
        </table:table-row>
        <table:table-row table:style-name="ro1" table:number-rows-repeated="2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3"/>
          <table:table-cell table:style-name="ce6" table:number-columns-repeated="3"/>
          <table:table-cell table:style-name="ce9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older Path (フォルダーパス)</text:p>
          </table:table-cell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フォルダー</text:p>
          </table:table-cell>
          <table:table-cell/>
          <table:table-cell table:style-name="ce10" office:value-type="string" calcext:value-type="string">
            <text:p>C:\Users\Takahashi\Documents\muzudho\Unity\KifuwarabeFighter2\KifuwarabeFighter2\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ファイル</text:p>
          </table:table-cell>
          <table:table-cell/>
          <table:table-cell table:style-name="ce10" office:value-type="string" calcext:value-type="string">
            <text:p>AnimationControllerView.ods</text:p>
          </table:table-cell>
        </table:table-row>
        <table:table-row table:style-name="ro1">
          <table:table-cell/>
          <table:table-cell office:value-type="string" calcext:value-type="string">
            <text:p>OutputFile</text:p>
          </table:table-cell>
          <table:table-cell/>
          <table:table-cell office:value-type="string" calcext:value-type="string">
            <text:p>出力先</text:p>
          </table:table-cell>
          <table:table-cell/>
          <table:table-cell table:style-name="ce11" office:value-type="string" calcext:value-type="string">
            <text:p>AnimationControllerUpdateRequest.od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heet Name (シート名)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1" office:value-type="string" calcext:value-type="string">
            <text:p>paramet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1" office:value-type="string" calcext:value-type="string">
            <text:p>lay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1" office:value-type="string" calcext:value-type="string">
            <text:p>stateMachin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1" office:value-type="string" calcext:value-type="string">
            <text:p>sta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1" office:value-type="string" calcext:value-type="string">
            <text:p>tran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1" office:value-type="string" calcext:value-type="string">
            <text:p>cond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1" office:value-type="string" calcext:value-type="string">
            <text:p>po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updateRequest</text:p>
          </table:table-cell>
          <table:table-cell/>
          <table:table-cell office:value-type="string" calcext:value-type="string">
            <text:p>更新要求</text:p>
          </table:table-cell>
          <table:table-cell/>
          <table:table-cell table:style-name="ce11" office:value-type="string" calcext:value-type="string">
            <text:p>updateRequ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00/00/00</text:date>, <text:time style:data-style-name="N2" text:time-value="22:13:46.289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03T01:56:09.131000000</dc:date>
    <meta:editing-duration>P1DT2M30S</meta:editing-duration>
    <meta:editing-cycles>847</meta:editing-cycles>
    <meta:generator>LibreOffice/5.2.5.1$Windows_x86 LibreOffice_project/0312e1a284a7d50ca85a365c316c7abbf20a4d22</meta:generator>
    <meta:document-statistic meta:table-count="3" meta:cell-count="118" meta:object-count="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Sub Main
'msgbox "Hello World!!"

Dim oSheet as Object ' シート
Dim oSheets As Object ' シートのリスト
Dim sheetName As String ' シートの名前
Dim oDoc As Object ' 新しいブック
Dim Dummy() ' 使わない引数に
Dim folder As String ' 信頼のおけるディレクトリ
Dim fileNames (14) As String
Dim sheetNames (14) As String
Dim newFileName As String

' アクティブ・シートを取得
oSheet = ThisComponent.GetCurrentController.ActiveSheet

' ( column, row ) is 0 start.
folder = oSheet.getCellByPosition( 5, 12 ).String ' folder. end is "\"
fileNames(0) = folder &amp; oSheet.getCellByPosition( 5, 16 ).String ' parameters.csv
fileNames(1) = folder &amp; oSheet.getCellByPosition( 5, 17 ).String ' parameters_def.csv
fileNames(2) = folder &amp; oSheet.getCellByPosition( 5, 18 ).String ' layers
fileNames(3) = folder &amp; oSheet.getCellByPosition( 5, 19 ).String ' layers_def
fileNames(4) = folder &amp; oSheet.getCellByPosition( 5, 20 ).String ' stateMachines
fileNames(5) = folder &amp; oSheet.getCellByPosition( 5, 21 ).String ' stateMachines_def
fileNames(6) = folder &amp; oSheet.getCellByPosition( 5, 22 ).String ' states
fileNames(7) = folder &amp; oSheet.getCellByPosition( 5, 23 ).String ' states_def
fileNames(8) = folder &amp; oSheet.getCellByPosition( 5, 24 ).String ' transitions
fileNames(9) = folder &amp; oSheet.getCellByPosition( 5, 25 ).String ' transitions_def
fileNames(10) = folder &amp; oSheet.getCellByPosition( 5, 26 ).String ' conditions
fileNames(11) = folder &amp; oSheet.getCellByPosition( 5, 27 ).String ' conditions_def
fileNames(12) = folder &amp; oSheet.getCellByPosition( 5, 28 ).String ' positions
fileNames(13) = folder &amp; oSheet.getCellByPosition( 5, 29 ).String ' positions_def

sheetNames(0) = oSheet.getCellByPosition( 9, 16 ).String ' parameters
sheetNames(1) = oSheet.getCellByPosition( 9, 17 ).String ' parameters_def
sheetNames(2) = oSheet.getCellByPosition( 9, 18 ).String ' layers
sheetNames(3) = oSheet.getCellByPosition( 9, 19 ).String ' layers_def
sheetNames(4) = oSheet.getCellByPosition( 9, 20 ).String ' stateMachines
sheetNames(5) = oSheet.getCellByPosition( 9, 21 ).String ' stateMachines_def
sheetNames(6) = oSheet.getCellByPosition( 9, 22 ).String ' states
sheetNames(7) = oSheet.getCellByPosition( 9, 23 ).String ' states_def
sheetNames(8) = oSheet.getCellByPosition( 9, 24 ).String ' transitions
sheetNames(9) = oSheet.getCellByPosition( 9, 25 ).String ' transitions_def
sheetNames(10) = oSheet.getCellByPosition( 9, 26 ).String ' conditions
sheetNames(11) = oSheet.getCellByPosition( 9, 27 ).String ' conditions_def
sheetNames(12) = oSheet.getCellByPosition( 9, 28 ).String ' positions
sheetNames(13) = oSheet.getCellByPosition( 9, 29 ).String ' positions_def

newFileName = "AnimationControllerData.ods"

oDoc = StarDesktop.loadComponentFromURL("private:factory/scalc", "_blank", 0, Dummy()) ' ブックを新規作成
oSheets = oDoc.getSheets() ' シートのリストを取得

'--------------------------------------------------------------------------------
' 最初からあるシートを名前変更

oSheet=oDoc.Sheets(0)
oSheet.Name=sheetNames(0)

'作成したシートへの書込
ReadCsv(fileNames(0), oSheet) ' CSV読込

'--------------------------------------------------------------------------------
' ２つ目のシートを作成

sheetName = sheetNames(1)

' シートを追加
if oSheets.hasByName(sheetName) = false then
	oSheets.insertNewByName(sheetName,1)
end if
oSheet = oSheets.getByName(sheetName)

'作成したシートへの書込
ReadCsv(fileNames(1), oSheet) ' CSV読込

'--------------------------------------------------------------------------------
' ３つ目以降のシートを作成

Dim index As Integer

For index = 2 To 13

	sheetName = sheetNames(index)
	
	' シートを追加
	if oSheets.hasByName(sheetName) = false then
		oSheets.insertNewByName(sheetName,index)
	end if
	oSheet = oSheets.getByName(sheetName)
	
	'作成したシートへの書込
	ReadCsv(fileNames(index), oSheet) ' CSV読込

Next

'--------------------------------------------------------------------------------
'C:test.odsとして保存
oDoc.storeAsURL(ConvertToUrl( folder &amp; newFileName), Dummy())

'ファイルを閉じる
oDoc.dispose

End Sub

'--------------------------------------------------------------------------------
' CSV読取
Sub ReadCsv(filename As String, oSheet as Object)

Dim fileHandle As Integer ' ファイルハンドル番号

fileHandle = Freefile
Open filename For Input As fileHandle ' 外部ファイルの内容をシートに読込む

Dim row As Integer
Dim source As String
row = 0
Do While not eof(fileHandle)
	Line Input #fileHandle, source

	CsvLineParser( source, row, oSheet )
		
	row = row + 1
Loop

Close #fileHandle

End Sub

'--------------------------------------------------------------------------------
' CSV解析
Sub CsvLineParser(source As String, row As Integer, oSheet as Object)

	Dim caret As Integer
	Dim column As Integer
	Dim cell As String

	If Len(source) &lt; 1 Then
		Exit Sub
	End If ' 空文字列なら終わり

	caret = 1 ' 文字列の文字目は1スタート
	column = 0 ' テーブルの列は0スタート

	cell = "" ' １セル分の文字列
	Do While caret-1 &lt; Len(source) ' このループで１行分に対応
		Select Case Mid(source,caret,1)
			Case ",": ' トークンを出力して次へ。
				caret = caret + 1
				oSheet.getCellByPosition( column, row ).String = cell
				column = column + 1
				cell = ""
			Case """":
				' ここからリテラル文字列処理へ
				caret = caret + 1

				' エスケープしながら、単独「"」が出てくるまでそのまま出力。
				Do While caret-1 &lt; Len(source)
					If """"=Mid(source,caret,1) Then
						' これが単独の「"」なら終わり、２連続の「"」ならまだ終わらない。

						If caret + 1 - 1 = Len(source) Then
							caret = caret + 1
							Exit Do ' 「"」が最後の文字だったのなら、無視してループ抜け。
						ElseIf """" = Mid(source,caret+1,1) Then
							caret = caret + 2
							cell = cell &amp; """" ' 2文字目も「"」なら、２つの「""」すっとばして代わりに「"」を入れてループ続行。
						Else ' 2連続でない「"」なら、次の「,」の次までの空白等をスキップ。//【改変/】2012年10月30日変更。旧： index++;//【改変/】2017年02月01日変更。次のカンマの次まで飛ばした。旧： index+=2;
							caret = InStr( caret, source, "," )
							caret = caret + 1
							Exit Do
						End If
					Else
						cell = cell &amp; Mid(source,caret,1)
						caret = caret + 1 ' 通常文字なのでループ続行。
					End If
				Loop
				oSheet.getCellByPosition( column, row ).String = Trim(cell) ' 前後の空白はカット
				column = column + 1
				cell = ""
			Case Else: ' ダブルクォートされていない文字列か、ダブルクォートの前のスペースだ。
				cell = cell &amp; Mid(source,caret,1)
				caret = caret + 1
		End Select
	Loop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 ビューを作るぞ
Sub Main

' 0 設定、1 入力、 2 出力

Dim oSheet0 as Object ' 設定シート
Dim oSheet2 as Object ' 出力シート
Dim oSheet_2obj as Object ' 出力シート 中間ファイル
Dim oSheets As Object ' シートのリスト
Dim sheetName As String ' シートの名前
Dim sheetName_1def As String ' シートの名前
Dim sheetName2 As String ' シートの名前
Dim sheetName_2obj As String ' シートの名前
Dim oDoc1 As Object
Dim oDoc2 As Object ' 新しいブック
Dim Dummy() ' 使わない引数に
Dim folder As String ' 信頼のおけるディレクトリ
Dim dataFilePath As String ' アニメーション・コントローラー・データ
Dim outputFilePath As String
Dim sheetNames (3*7) As String

' アクティブ・シートを取得
oSheet0 = ThisComponent.GetCurrentController.ActiveSheet

' ( column, row ) is 0 start.
folder = oSheet0.getCellByPosition( 5, 11 ).String ' folder. end is "\"
dataFilePath = folder &amp; oSheet0.getCellByPosition( 5, 12 ).String ' .ods file
outputFilePath = folder &amp; oSheet0.getCellByPosition( 5, 13 ).String ' .ods file

oDoc1 = StarDesktop.loadComponentFromURL( ConvertToUrl(dataFilePath) , "_blank", 0, Array())


sheetNames(0) = oSheet0.getCellByPosition( 5, 16 ).String ' parameters
sheetNames(1) = oSheet0.getCellByPosition( 5, 16 ).String &amp; "_def"
sheetNames(2) = oSheet0.getCellByPosition( 5, 16 ).String &amp; "_obj"
sheetNames(3) = oSheet0.getCellByPosition( 5, 18 ).String ' layers
sheetNames(4) = oSheet0.getCellByPosition( 5, 18 ).String &amp; "_def"
sheetNames(5) = oSheet0.getCellByPosition( 5, 18 ).String &amp; "_obj"
sheetNames(6) = oSheet0.getCellByPosition( 5, 20 ).String ' stateMachines
sheetNames(7) = oSheet0.getCellByPosition( 5, 20 ).String &amp; "_def"
sheetNames(8) = oSheet0.getCellByPosition( 5, 20 ).String &amp; "_obj"
sheetNames(9) = oSheet0.getCellByPosition( 5, 22 ).String ' states
sheetNames(10) = oSheet0.getCellByPosition( 5, 22 ).String &amp; "_def"
sheetNames(11) = oSheet0.getCellByPosition( 5, 22 ).String &amp; "_obj"
sheetNames(12) = oSheet0.getCellByPosition( 5, 24 ).String ' transitions
sheetNames(13) = oSheet0.getCellByPosition( 5, 24 ).String &amp; "_def"
sheetNames(14) = oSheet0.getCellByPosition( 5, 24 ).String &amp; "_obj"
sheetNames(15) = oSheet0.getCellByPosition( 5, 26 ).String ' conditions
sheetNames(16) = oSheet0.getCellByPosition( 5, 26 ).String &amp; "_def"
sheetNames(17) = oSheet0.getCellByPosition( 5, 26 ).String &amp; "_obj"
sheetNames(18) = oSheet0.getCellByPosition( 5, 28 ).String ' positions
sheetNames(19) = oSheet0.getCellByPosition( 5, 28 ).String &amp; "_def"
sheetNames(20) = oSheet0.getCellByPosition( 5, 28 ).String &amp; "_obj"

oDoc2 = StarDesktop.loadComponentFromURL("private:factory/scalc", "_blank", 0, Dummy()) ' ブックを新規作成
oSheets = oDoc2.getSheets() ' シートのリストを取得

'--------------------------------------------------------------------------------
' 最初からあるシートを名前変更

oSheet2=oDoc2.Sheets(0)
oSheet2.Name=sheetNames(0)

' 定義シートは作らない

' 中間シートは作る
sheetName_2obj = sheetNames(2)
if oSheets.hasByName(sheetName_2obj) = false then
	oSheets.insertNewByName(sheetName_2obj,2)
end if
oSheet_2obj = oSheets.getByName(sheetName_2obj)

'作成したシートへの書込
ReadOds(oDoc1, oDoc2, sheetNames(0), sheetNames(1), sheetNames(2), oSheet2, oSheet_2obj ) ' ODS読込み

'--------------------------------------------------------------------------------
' ３つ目以降のシートを作成

Dim index As Integer

For index = 3 To 18 Step 3

	sheetName = sheetNames(index)
	sheetName_1def = sheetNames(index+1)
	sheetName_2obj = sheetNames(index+2)
	
	' シートを追加
	if oSheets.hasByName(sheetName) = false then
		oSheets.insertNewByName(sheetName,index)
	end if
	oSheet2 = oSheets.getByName(sheetName)
	
	' 中間シートは作る
	if oSheets.hasByName(sheetName_2obj) = false then
		oSheets.insertNewByName(sheetName_2obj,index)
	end if
	oSheet_2obj = oSheets.getByName(sheetName_2obj)

	'作成したシートへの書込
	ReadOds(oDoc1, oDoc2, sheetName, sheetName_1def, sheetName_2obj, oSheet2, oSheet_2obj ) ' CSV読込
Next

'--------------------------------------------------------------------------------
'C:test.odsとして保存
oDoc2.storeAsURL(ConvertToUrl( outputFilePath), Dummy())

'ファイルを閉じる
oDoc1.dispose
oDoc2.dispose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1 As Object, oDoc2 As Object, sheetName1 As String, sheetName_1def As String, sheetName_1obj As String, oSheet2 as Object, oSheet_2obj as Object )

	Dim oSheets1 As Object
	Dim oSheet1 As Object
	Dim oSheet_1def As Object
	Dim row1 As Integer
	Dim row_1def As Integer ' 列定義シートの何行目か
	Dim row_2obj As Integer ' 中間シートの何行目か
	Dim row2 As Integer
	Dim column1 As Integer
	Dim column_1len As Integer ' データ・シートのフィールドの個数
	Dim oCell_temp As Object
	Const nameColumn_def = 0
	Const typeColumn_def = 1
	Const keyColumn_def = 2
	Const inputColumn_def = 3
	Const nameColumn_obj = 0
	Const typeColumn_obj = 1
	Const keyColumn_obj = 2
	Dim phase As Integer
	
	oSheets1 = oDoc1.getSheets() ' シートのリストを取得
	oSheet1 = oSheets1.getByName(sheetName1)
	oSheet_1def = oSheets1.getByName(sheetName_1def)

	' 1行目の [EOL] を探す
	column1 = 0
    Do While "[EOL]"&lt;&gt;oSheet1.getCellByPosition( column1, 0 ).String
	    	column1 = column1 + 1
    Loop
    column_1len = column1 - 1 ' EOLはカウントしないので 1 引く

	' 中間シートのヘッダー行を作成
	oCell_temp = oSheet_2obj.getCellByPosition( nameColumn_def, 0 )
	oCell_temp.String = "#Name"
	oCell_temp.CellBackColor = RGB(64, 64, 64) ' 背景 濃いグレー
	oCell_temp.CharColor = RGB(255, 255, 255) ' 文字色 白
	oCell_temp = oSheet_2obj.getCellByPosition( typeColumn_def, 0 )
	oCell_temp.String = "#Type"
	oCell_temp.CellBackColor = RGB(64, 64, 64) ' 背景 濃いグレー
	oCell_temp.CharColor = RGB(255, 255, 255) ' 文字色 白
	oCell_temp = oSheet_2obj.getCellByPosition( keyColumn_def, 0 )
	oCell_temp.String = "#Key"
	oCell_temp.CellBackColor = RGB(64, 64, 64) ' 背景 濃いグレー
	oCell_temp.CharColor = RGB(255, 255, 255) ' 文字色 白
	' 中間シートは、列定義シートに「#Key」「#FullPath」の２行を足し、キー・フィールド、表示用フィールド、入力フィールドを残したもの。
	' StellaQL が追加した列名には頭に「#」を付けるものとする。

	' 中間シート（ ～_obj ）の作成
	oDoc2.getCurrentController().setActiveSheet( oSheet_2obj ) ' 中間シートをアクティブにする
	phase = 0
	row_1def = 1 ' [0]行目はヘッダーなので[1]行目から
	row_2obj = 1 ' [0]行目はヘッダーなので[1]行目から
    Do While "[EOF]"&lt;&gt;oSheet_1def.getCellByPosition( nameColumn_def, row_1def ).String ' 列定義シートを垂直方向に走査する

		' 定義シートは縦に、データシートは横に、フィールドが並んでいるだけ。
		' 作成する中間シートには、Key, FullPath の２つのフィールドが足される。
		' 定義シートはヘッダーがある分、row_1def は +1 する。

		If phase = 0 Then
			' 定義シートを見て、Identify フィールドを並べたい。
			If "Identify" = oSheet_1def.getCellByPosition( key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phase = phase + 1
			End If
		ElseIf phase = 2 Then
			' 定義シートを見て、Presentable フィールドを並べたい。
			If "Presentable" = oSheet_1def.getCellByPosition( key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phase = phase + 1
			End If	
		ElseIf phase = 4 Then
			' 定義シートを見て、Input フィールドを並べたい。
			If oSheet_1def.getCellByPosition( input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' 出力しないフィールド
				oSheet_2obj.getCellByPosition( nameColumn_obj, row_2obj ).String = oSheet_1def.getCellByPosition( nameColumn_def, row_1def ).String
				oSheet_2obj.getCellByPosition( typeColumn_obj, row_2obj ).String = ""
				oSheet_2obj.getCellByPosition( keyColumn_obj, row_2obj ).String = "#Skipped"
		    	row_1def = row_1def + 1
		    	row_2obj = row_2obj + 1
			End If	
		End If
		
		If phase = 1 Then
				oSheet_2obj.getCellByPosition( nameColumn_obj, row_2obj ).String = "#Key"
				oSheet_2obj.getCellByPosition( typeColumn_obj, row_2obj ).String = "string"
				oSheet_2obj.getCellByPosition( keyColumn_obj, row_2obj ).String = "Other"
		    	row_2obj = row_2obj + 1
				phase = phase + 1
		ElseIf phase = 3 Then
				oSheet_2obj.getCellByPosition( nameColumn_obj, row_2obj ).String = "#FullPath"
				oSheet_2obj.getCellByPosition( typeColumn_obj, row_2obj ).String = "string"
				oSheet_2obj.getCellByPosition( keyColumn_obj, row_2obj ).String = "Other"
		    	row_2obj = row_2obj + 1
				phase = phase + 1
		End If
    Loop
	oSheet_2obj.getCellByPosition( 0, row_2obj ).String = "[EOF]" ' ファイル末尾に [EOF] を追加

	Dim column2 As Integer
	Dim nameValue As String
	Dim typeValue As String
	Dim keyValue As String

	' データ・シートのヘッダー行作成
	oDoc2.getCurrentController().setActiveSheet( oSheet2 ) ' データ・シートをアクティブにする
	row_2obj = 1 ' [0]行目はヘッダーなので[1]行目から
	column2 = 0
    Do While "[EOF]"&lt;&gt;oSheet_2obj.getCellByPosition( nameColumn_obj, row_2obj ).String ' 列定義シートを垂直方向に走査する

		' 中間シートは縦に、データシートは横に、フィールドが並んでいるだけ。
		' 中間シートはヘッダーがある分、row_2obj は +1 する。

		' 中間シートの #Name列、#Type列 を確認。
		nameValue = oSheet_2obj.getCellByPosition( nameColumn_obj, row_2obj ).String
		typeValue = oSheet_2obj.getCellByPosition( typeColumn_obj, row_2obj ).String
		keyValue = oSheet_2obj.getCellByPosition( keyColumn_obj, row_2obj ).String
		
		If "#Skipped" = keyValue Then
			' 出力しないフィールド
		ElseIf "Identify" = keyValue Then
			oSheet2.Columns( column2 ).Width = 100
			oCell_temp = oSheet2.getCellByPosition( column2, 0 )
		    oCell_temp.String = nameValue
			oCell_temp.CellBackColor = RGB(64, 64, 64) ' 背景 濃いグレー
			oCell_temp.CharColor = RGB(192, 192, 192) ' 文字色 薄グレー
	    	column2 = column2 + 1
		ElseIf "Presentable" = keyValue Then
			oSheet2.Columns( column2 ).Width = 200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Key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FullPath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
			oCell_temp = oSheet2.getCellByPosition( column2, 0 )
		    oCell_temp.String = nameValue
			oCell_temp.CellBackColor = RGB(64, 64, 64) ' 背景 濃いグレー
			oCell_temp.CharColor = RGB(192, 192, 192) ' 文字色 薄グレー
			
			oCell_temp = oSheet2.getCellByPosition( column2, 1 )
		    oCell_temp.String = "Old"
			oCell_temp.CellBackColor = RGB(128, 128, 128) ' 背景 灰色
			oCell_temp.CharColor = RGB(255, 255, 255) ' 文字色 白
	    	column2 = column2 + 1
			
			oCell_temp = oSheet2.getCellByPosition( column2, 1 )
		    oCell_temp.String = "New"
			oCell_temp.CellBackColor = RGB(128, 128, 128) ' 背景 灰色
			oCell_temp.CharColor = RGB(255, 255, 255) ' 文字色 白
	    	column2 = column2 + 1
	    	
	    	If "string" = typeValue Then
		    	oCell_temp = oSheet2.getCellByPosition( column2, 1 )
			    oCell_temp.String = "Delete"
				oCell_temp.CellBackColor = RGB(128, 128, 128) ' 背景 灰色
				oCell_temp.CharColor = RGB(255, 255, 255) ' 文字色 白
		    	column2 = column2 + 1
	    	End If
		End If
		
    	row_2obj = row_2obj + 1
    Loop
    oSheet2.getCellByPosition( column2, 0 ).String = "[EOL]" ' 行末に [EOL] を付加


	' データ・シートのデータ行作成
	Dim keyCombineValue As String
	Dim fullpathCombineValue As String
	Dim fullpathColumnIndex As Integer ' セルを固定する場所を調べるために使う
	row1 = 1		' [0]行目はヘッダーなので[1]行目から
	row2 = 2		' [0][1]行目はヘッダー
	Do While "[EOF]"&lt;&gt; oSheet1.getCellByPosition( 0, row1 ).String ' 最終行のうしろの [EOF] を探す。
		column1 = 0
		column2 = 0
		row_2obj = 1	' [0]行目はヘッダーなので[1]行目から
		keyCombineValue = ""
		fullpathCombineValue = ""
	    Do While "[EOF]"&lt;&gt; oSheet_2obj.getCellByPosition( nameColumn_obj, row_2obj ).String ' 列定義シートを垂直方向に走査する
	
			' 中間シートの #Name列、#Type列 を確認。
			nameValue = oSheet_2obj.getCellByPosition( nameColumn_obj, row_2obj ).String
			typeValue = oSheet_2obj.getCellByPosition( typeColumn_obj, row_2obj ).String
			keyValue = oSheet_2obj.getCellByPosition( keyColumn_obj, row_2obj ).String
			
			If "#Skipped" = keyValue Then
				' 出力しないフィールド
			    column1 = column1 + 1
			ElseIf "Identify" = keyValue Then
				oCell_temp = oSheet2.getCellByPosition( column2, row2 )
			    oCell_temp.String = oSheet1.getCellByPosition( column1, row1 ).String
			    keyCombineValue = keyCombineValue &amp; oCell_temp.String &amp; "."
				oCell_temp.CellBackColor = RGB(128, 128, 128) ' 背景 灰色
				oCell_temp.CharColor = RGB(255, 255, 255) ' 文字色 白
			    column1 = column1 + 1
		    	column2 = column2 + 1
			ElseIf "Presentable" = keyValue Then
				oCell_temp = oSheet2.getCellByPosition( column2, row2 )
			    oCell_temp.String = oSheet1.getCellByPosition( column1, row1 ).String
			    fullpathCombineValue = fullpathCombineValue &amp; oCell_temp.String
				oCell_temp.CellBackColor = RGB(128, 128, 128) ' 背景 灰色
				oCell_temp.CharColor = RGB(255, 255, 255) ' 文字色 白
			    column1 = column1 + 1
		    	column2 = column2 + 1
			ElseIf "Other" = keyValue And "#Key" = nameValue Then
				oCell_temp = oSheet2.getCellByPosition( column2, row2 )
				' OptimalColumnWidth( column2, row2 )
				If 0 &lt; Len ( keyCombineValue ) Then
				    oCell_temp.String = Mid ( keyCombineValue, 1, Len ( keyCombineValue ) - 1 )
				End If
				oCell_temp.CellBackColor = RGB(128, 128, 128) ' 背景 灰色
				oCell_temp.CharColor = RGB(255, 255, 255) ' 文字色 白
			    ' column1 は進めない。追加したフィールドだから。
		    	column2 = column2 + 1
			ElseIf "Other" = keyValue And "#FullPath" = nameValue Then
				oCell_temp = oSheet2.getCellByPosition( column2, row2 )
				If 0 &lt; Len ( fullpathCombineValue ) Then
				    ' oCell_temp.String = Mid ( fullpathCombineValue, 1, Len ( fullpathCombineValue ) - 1 )
				    oCell_temp.String = fullpathCombineValue
				End If
				oCell_temp.CellBackColor = RGB(128, 128, 128) ' 背景 灰色
				oCell_temp.CharColor = RGB(255, 255, 255) ' 文字色 白
				fullpathColumnIndex = column2
			    ' column1 は進めない。追加したフィールドだから。
		    	column2 = column2 + 1
			Else
				oCell_temp = oSheet2.getCellByPosition( column2, row2 )
			    oCell_temp.String = oSheet1.getCellByPosition( column1, row1 ).String
			    column1 = column1 + 1
		    	If "string" = typeValue Then
			    	column2 = column2 + 3 ' 文字列型だけ３列
			    Else
			    	column2 = column2 + 2 ' 文字列型以外は２列
		    	End If
			End If
			
	    	row_2obj = row_2obj + 1
	    Loop
		row1 = row1 + 1
		row2 = row2 + 1
	Loop
	oSheet2.getCellByPosition( 0, row2 ).String = "[EOF]" ' ファイル末尾に [EOF] を付加

	' データ・シートのセルを固定したい
	oDoc2.getCurrentController().freezeAtPosition( fullpathColumnIndex + 1, 2 ) ' アクティブなシートに対して設定される
End Sub

' FIXME: うまくいかない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 column As Integer, row As Integer )

	Dim oFrame as Object
	oFrame = ThisComponent.CurrentController.Frame

    Dim oDispatcher as Object
	oDispatcher = createUnoService("com.sun.star.frame.DispatchHelper")
	
	' 指定のセルに飛ぶ
	' ToPoint = "A:A"
	Dim oProp(0) as new com.sun.star.beans.PropertyValue
	oProp(0).Name = "ToPoint"
	oProp(0).Value = NumberToAlphabet26( column ) &amp; ":" &amp; NumberToAlphabet26( row ) ' ex.) "A:A"
	' msgbox "column=[" &amp; column &amp; "] row=[" &amp; row &amp; "] ToPoint=[" &amp; NumberToAlphabet26( row ) &amp; ":" &amp; NumberToAlphabet26( column ) &amp; "]"
	oDispatcher.executeDispatch( oFrame,  ".uno:GoToCell", "", 0, oProp()) ' 指定のセルに飛んでいる

	' 列幅を最適にする
	oDispatcher.executeDispatch( oFrame,  ".uno:SetOptimalColumnWidthDirect", "", 0, Array())
End Sub

' 数字を 26進数のアルファベットに変換
' libreoffice.org 「手続きおよび関数の使用法」 https://help.libreoffice.org/Basic/Using_Procedures_and_Functions/ja
' libreoffice.org 「算術演算子」 https://help.libreoffice.org/4.2/Basic/Mathematical_Operators/ja
' libreoffice.org 「テキスト関数」 https://help.libreoffice.org/Calc/Text_Functions/ja
Function NumberToAlphabet26( number As Integer ) As String
	Dim alphabet As String
	Dim figure As Integer ' 一の位

	If number=0 Then
		alphabet = "A"
	Else
		alphabet = ""
		DO WHILE 0 &lt; number
			figure = number Mod 26
			alphabet = alphabet &amp; Chr( Asc( "A" ) + figure )
	
			number = ( number - figure ) / 26
		Loop
	End If
		
	NumberToAlphabet26 = alphabet
End Function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 CreateUpdateRequest シート用
Sub Main

' 0 設定、1 入力、 2 出力

Dim oSheet0 as Object ' 設定シート
Dim oSheet_1obj as Object ' 入力シート 中間ファイル
Dim oSheet_2up as Object ' 出力シート
Dim sheetName As String ' シートの名前
Dim sheetName_1obj As String ' シートの名前
Dim sheetName_2up As String ' シートの名前
Dim oDoc1 As Object
Dim oDoc2 As Object ' 新しいブック
Dim Dummy() ' 使わない引数に
Dim folder As String ' 信頼のおけるディレクトリ
Dim dataFilePath As String ' アニメーション・コントローラー・データ
Dim outputFilePath As String
Dim sheetNames (3*8) As String

' アクティブ・シートを取得
oSheet0 = ThisComponent.GetCurrentController.ActiveSheet

' ( column, row ) is 0 start.
folder = oSheet0.getCellByPosition( 5, 11 ).String ' folder. end is "\"
dataFilePath = folder &amp; oSheet0.getCellByPosition( 5, 12 ).String ' .ods file
outputFilePath = folder &amp; oSheet0.getCellByPosition( 5, 13 ).String ' .ods file

oDoc1 = StarDesktop.loadComponentFromURL( ConvertToUrl(dataFilePath) , "_blank", 0, Array())


sheetNames(0) = oSheet0.getCellByPosition( 5, 16 ).String ' parameters
sheetNames(1) = oSheet0.getCellByPosition( 5, 16 ).String &amp; "_obj"
sheetNames(2) = oSheet0.getCellByPosition( 5, 16 ).String &amp; "_up"
sheetNames(3) = oSheet0.getCellByPosition( 5, 18 ).String ' layers
sheetNames(4) = oSheet0.getCellByPosition( 5, 18 ).String &amp; "_obj"
sheetNames(5) = oSheet0.getCellByPosition( 5, 18 ).String &amp; "_up"
sheetNames(6) = oSheet0.getCellByPosition( 5, 20 ).String ' stateMachines
sheetNames(7) = oSheet0.getCellByPosition( 5, 20 ).String &amp; "_obj"
sheetNames(8) = oSheet0.getCellByPosition( 5, 20 ).String &amp; "_up"
sheetNames(9) = oSheet0.getCellByPosition( 5, 22 ).String ' states
sheetNames(10) = oSheet0.getCellByPosition( 5, 22 ).String &amp; "_obj"
sheetNames(11) = oSheet0.getCellByPosition( 5, 22 ).String &amp; "_up"
sheetNames(12) = oSheet0.getCellByPosition( 5, 24 ).String ' transitions
sheetNames(13) = oSheet0.getCellByPosition( 5, 24 ).String &amp; "_obj"
sheetNames(14) = oSheet0.getCellByPosition( 5, 24 ).String &amp; "_up"
sheetNames(15) = oSheet0.getCellByPosition( 5, 26 ).String ' conditions
sheetNames(16) = oSheet0.getCellByPosition( 5, 26 ).String &amp; "_obj"
sheetNames(17) = oSheet0.getCellByPosition( 5, 26 ).String &amp; "_up"
sheetNames(18) = oSheet0.getCellByPosition( 5, 28 ).String ' positions
sheetNames(19) = oSheet0.getCellByPosition( 5, 28 ).String &amp; "_obj"
sheetNames(20) = oSheet0.getCellByPosition( 5, 28 ).String &amp; "_up"
sheetNames(21) = oSheet0.getCellByPosition( 5, 30 ).String ' updateRequest
sheetNames(22) = oSheet0.getCellByPosition( 5, 30 ).String &amp; "_obj"
sheetNames(23) = oSheet0.getCellByPosition( 5, 30 ).String &amp; "_up"

oDoc2 = StarDesktop.loadComponentFromURL("private:factory/scalc", "_blank", 0, Dummy()) ' ブックを新規作成

'--------------------------------------------------------------------------------
' 最初からあるシートを名前変更

oSheet_2up = oDoc2.Sheets(0)
oSheet_2up.Name = sheetNames(2)

'作成したシートへの書込
ReadOds(oDoc1, oDoc2, sheetNames(0), sheetNames(1), sheetNames(2) ) ' ODS読込み

'--------------------------------------------------------------------------------
' ３つ目以降のシートを作成

Dim index As Integer

For index = 3 To 18 Step 3

	sheetName = sheetNames(index)
	sheetName_1obj = sheetNames(index+1)
	sheetName_2up = sheetNames(index+2)
	
	' 更新要求シートを追加
	if oDoc2.getSheets().hasByName(sheetName_2up) = false then
		oDoc2.getSheets().insertNewByName(sheetName_2up,index)
	end if
	oSheet_2up = oDoc2.getSheets().getByName(sheetName_2up)
	
	'作成したシートへの書込
	ReadOds(oDoc1, oDoc2, sheetName, sheetName_1obj, sheetName_2up ) ' CSV読込
Next

'--------------------------------------------------------------------------------
'C:test.odsとして保存
oDoc2.storeAsURL(ConvertToUrl( outputFilePath), Dummy())

'ファイルを閉じる
oDoc1.dispose
oDoc2.dispose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1 As Object, oDoc2 As Object, sheetName_1view As String, sheetName_1obj As String, sheetName_2up As String )

	' ビューを、そのまま　更新要求シート　にコピーする。

	Dim oSheet_1view As Object
	oSheet_1view      = oDoc1.getSheets().getByName( sheetName_1view )

	Dim oSheet_1obj As Object
	oSheet_1obj      = oDoc1.getSheets().getByName( sheetName_1obj )

	Dim oSheet_2up As Object
	oSheet_2up = oDoc2.getSheets().getByName( sheetName_2up )


	Dim column_1obj As Integer
	Dim row_1obj As Integer
	Dim rowLen_1obj As Integer


	' ビュー・シートの 1列目の [EOF] を探す
	row_1obj = 1 ' [0]行目はヘッダーなので [1]行目から
    Do While "[EOF]"&lt;&gt;oSheet_1obj.getCellByPosition( 0, row_1obj ).String
	    	row_1obj = row_1obj + 1
    Loop
    rowLen_1obj = row_1obj - 1 ' EOFはカウントしないので 1 引く


	Dim column_2up As Integer
	Dim row_2up As Integer
	Dim oCell_2up As Object
	Const categoryColumn_2up = 0
	Const keyColumn_2up = 1
	Const nameColumn_2up = 2
	Const oldColumn_2up = 3
	Const newColumn_2up = 4
	Const deleteColumn_2up = 5
	Dim row_1view As Integer
	Dim column_1view As Integer

	Dim oCell_1view As Object
	Dim phase As Integer

	' ビュー・シート( ～_view )と、中間シート（ ～_obj ）を読取り、
	' 更新要求シート（ ～_up ）の書き出し
	oDoc2.getCurrentController().setActiveSheet( oSheet_2up ) ' 更新要求シートをアクティブにする
	row_1view = 2 ' [0][1]行目はヘッダーなので、[2]行目から
	row_2up = 0
	Do While "[EOF]" &lt;&gt; oSheet_1view.getCellByPosition( 0, row_1view ).String ' ビュー・シートを垂直方向に走査する

		phase = 0
		column_1view = 0
	    For row_1obj = 1 To rowLen_1obj ' 中間シートを垂直方向に走査する。 [0]行目はヘッダーなので[1]行目からスタート
	
			Dim single_1view As String ' 単一セルの項目のセル値
			Dim old_1view As String
			Dim new_1view As String
			Dim delete_1view As String
			Dim name_1obj As String
			Dim type_1obj As String
			Dim key_1obj As String
			Const nameColumn_1obj = 0
			Const typeColumn_1obj = 1
			Const keyColumn_1obj = 2
			name_1obj	= oSheet_1obj.getCellByPosition( nameColumn_1obj, row_1obj ).String
			type_1obj	= oSheet_1obj.getCellByPosition( typeColumn_1obj, row_1obj ).String
			key_1obj		= oSheet_1obj.getCellByPosition( keyColumn_1obj, row_1obj ).String
	
			If phase = 0 Then
				' Identify フィールド
				If "Identify" = key_1obj	 Then
					'single_1view = column_1view &amp; " " &amp; row_1view
					single_1view = oSheet_1view.getCellByPosition( column_1view, row_1view ).String ' column_1view &amp; " " &amp; row_1view
					column_1view = column_1view + 1 ' 1列のみ
					
					oSheet_2up.getCellByPosition( categoryColumn_2up, row_2up ).String = sheetName_1view ' "短ＩＤカテ"
					oSheet_2up.getCellByPosition( keyColumn_2up, row_2up ).String = "#Identify" ' "短ＩＤキー"
					oSheet_2up.getCellByPosition( nameColumn_2up, row_2up ).String = "#--" ' "短ＩＤネーム"
					oSheet_2up.getCellByPosition( oldColumn_2up, row_2up ).String = single_1view
					oSheet_2up.getCellByPosition( newColumn_2up, row_2up ).String = "#--" ' "短ＩＤ新"
					oSheet_2up.getCellByPosition( deleteColumn_2up, row_2up ).String = "#--" ' "短ＩＤ削"
			    	row_2up = row_2up + 1
				Else
					phase = phase + 1
				End If
			ElseIf phase = 2 Then
				' Presentable フィールド
				If "Presentable" = key_1obj	Then
					'single_1view = column_1view &amp; " " &amp; row_1view
					single_1view = oSheet_1view.getCellByPosition( column_1view, row_1view ).String ' column_1view &amp; " " &amp; row_1view
					column_1view = column_1view + 1 ' 1列のみ
					
					oSheet_2up.getCellByPosition( categoryColumn_2up, row_2up ).String = sheetName_1view ' "短名カテ"
					oSheet_2up.getCellByPosition( keyColumn_2up, row_2up ).String = "#Presentable" ' "短名キー"
					oSheet_2up.getCellByPosition( nameColumn_2up, row_2up ).String = "#--" ' "短名ネーム"
					oSheet_2up.getCellByPosition( oldColumn_2up, row_2up ).String = single_1view
					oSheet_2up.getCellByPosition( newColumn_2up, row_2up ).String = "#--" ' "短名新"
					oSheet_2up.getCellByPosition( deleteColumn_2up, row_2up ).String = "#--" ' "短名削"
			    	row_2up = row_2up + 1
				Else
					phase = phase + 1
				End If	
			ElseIf phase = 4 Then
				' それ以外のフィールド
				If "#Skipped" = key_1obj Then
					' 出力していないフィールド
					' 無視する
				Else
					' 出力されているフィールド
					If "string" = type_1obj Then
						' 文字列型
						'old_1view = column_1view &amp; " " &amp; row_1view
						old_1view = oSheet_1view.getCellByPosition( column_1view, row_1view ).String ' column_1view &amp; " " &amp; row_1view
						column_1view = column_1view + 1
						'new_1view = column_1view &amp; " " &amp; row_1view
						new_1view = oSheet_1view.getCellByPosition( column_1view, row_1view ).String
						column_1view = column_1view + 1
						'delete_1view = column_1view &amp; " " &amp; row_1view
						delete_1view = oSheet_1view.getCellByPosition( column_1view, row_1view ).String
						column_1view = column_1view + 1
	
						oSheet_2up.getCellByPosition( categoryColumn_2up, row_2up ).String = sheetName_1view ' "項目カテ"
						oSheet_2up.getCellByPosition( keyColumn_2up, row_2up ).String = "項目キー"
						oSheet_2up.getCellByPosition( nameColumn_2up, row_2up ).String = name_1obj ' "項目ネーム"
						oSheet_2up.getCellByPosition( oldColumn_2up, row_2up ).String = old_1view
						oSheet_2up.getCellByPosition( newColumn_2up, row_2up ).String = new_1view
						oSheet_2up.getCellByPosition( deleteColumn_2up, row_2up ).String = delete_1view
				    	row_2up = row_2up + 1
					Else
						' 文字列型以外
						'old_1view = column_1view &amp; " " &amp; row_1view
						old_1view = oSheet_1view.getCellByPosition( column_1view, row_1view ).String
						column_1view = column_1view + 1
						'new_1view = column_1view &amp; " " &amp; row_1view
						new_1view = oSheet_1view.getCellByPosition( column_1view, row_1view ).String
						column_1view = column_1view + 1
	
						oSheet_2up.getCellByPosition( categoryColumn_2up, row_2up ).String = sheetName_1view ' "項目カテ"
						oSheet_2up.getCellByPosition( keyColumn_2up, row_2up ).String = "項目キー"
						oSheet_2up.getCellByPosition( nameColumn_2up, row_2up ).String = name_1obj ' "項目ネーム"
						oSheet_2up.getCellByPosition( oldColumn_2up, row_2up ).String = old_1view
						oSheet_2up.getCellByPosition( newColumn_2up, row_2up ).String = new_1view
						oSheet_2up.getCellByPosition( deleteColumn_2up, row_2up ).String = "#--" ' "項目削"
				    	row_2up = row_2up + 1
					End If
				End If	
			End If
			
			If phase = 1 Then
					' #Key フィールド
					'single_1view = column_1view &amp; " " &amp; row_1view
					single_1view = oSheet_1view.getCellByPosition( column_1view, row_1view ).String ' column_1view &amp; " " &amp; row_1view
					column_1view = column_1view + 1 ' 1列のみ

					oSheet_2up.getCellByPosition( categoryColumn_2up, row_2up ).String = sheetName_1view ' "長IDカテ"
					oSheet_2up.getCellByPosition( keyColumn_2up, row_2up ).String = "#Key" ' "長IDキー"
					oSheet_2up.getCellByPosition( nameColumn_2up, row_2up ).String = "#--" ' "長IDネーム"
					oSheet_2up.getCellByPosition( oldColumn_2up, row_2up ).String = single_1view
					oSheet_2up.getCellByPosition( newColumn_2up, row_2up ).String = "#--" ' "長ID新"
					oSheet_2up.getCellByPosition( deleteColumn_2up, row_2up ).String = "#--" ' "長ID削"
			    	row_2up = row_2up + 1
					phase = phase + 1
			ElseIf phase = 3 Then
					' #FullPath フィールド
					'single_1view = column_1view &amp; " " &amp; row_1view
					single_1view = oSheet_1view.getCellByPosition( column_1view, row_1view ).String ' column_1view &amp; " " &amp; row_1view
					column_1view = column_1view + 1 ' 1列のみ

					oSheet_2up.getCellByPosition( categoryColumn_2up, row_2up ).String = sheetName_1view ' "長名カテ"
					oSheet_2up.getCellByPosition( keyColumn_2up, row_2up ).String = "#FullPath" ' "長名キー"
					oSheet_2up.getCellByPosition( nameColumn_2up, row_2up ).String = "#--" ' "長名ネーム"
					oSheet_2up.getCellByPosition( oldColumn_2up, row_2up ).String = single_1view
					oSheet_2up.getCellByPosition( newColumn_2up, row_2up ).String = "#--" ' "長名新"
					oSheet_2up.getCellByPosition( deleteColumn_2up, row_2up ).String = "#--" ' "長名削"
			    	row_2up = row_2up + 1
					phase = phase + 1
			End If
	
	    Next
	    
	    row_1view = row_1view + 1
	Loop
	oSheet_2up.getCellByPosition( 0, row_2up ).String = "[EOF]" ' ファイル末尾に [EOF] を追加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